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D100000159942FB19A.png" manifest:media-type="image/png"/>
  <manifest:file-entry manifest:full-path="Pictures/10000201000001CE0000015B0CE808E3.png" manifest:media-type="image/png"/>
  <manifest:file-entry manifest:full-path="Pictures/1000000000000CEC000009B10DB26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4.1cm" svg:height="2cm" svg:x="1.4cm" svg:y="1.6cm" presentation:class="title">
          <draw:text-box>
            <text:p>Języki obce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C++</text:p>
            <text:p><text:span text:style-name="T1">Podstaw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4" draw:layer="layout" svg:width="24.1cm" svg:height="2cm" svg:x="1.4cm" svg:y="1.6cm" presentation:class="title" presentation:user-transformed="true">
          <draw:text-box>
            <text:p>Zmienne</text:p>
          </draw:text-box>
        </draw:frame>
        <draw:custom-shape draw:style-name="gr2" draw:text-style-name="P1" draw:layer="layout" svg:width="14cm" svg:height="3.5cm" svg:x="7cm" svg:y="7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draw:layer="layout" svg:width="16.295cm" svg:height="12.238cm" svg:x="3cm" svg:y="4.762cm">
          <draw:image xlink:href="Pictures/10000201000001CE0000015B0CE808E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1" draw:layer="layout" svg:width="24.1cm" svg:height="2cm" svg:x="1.4cm" svg:y="1.6cm" presentation:class="title" presentation:user-transformed="true">
          <draw:text-box>
            <text:p>Zmienne</text:p>
          </draw:text-box>
        </draw:frame>
        <draw:frame draw:style-name="gr3" draw:text-style-name="P1" draw:layer="layout" svg:width="16.401cm" svg:height="12.168cm" svg:x="3cm" svg:y="4.932cm">
          <draw:image xlink:href="Pictures/10000201000001D100000159942FB19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4.1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3" draw:layer="backgroundobjects" svg:width="8.875cm" svg:height="1.448cm" svg:x="1cm" svg:y="19cm" presentation:class="footer">
        <draw:text-box>
          <text:p text:style-name="MP3"><text:span text:style-name="MT1"><text:line-break/></text:span><text:span text:style-name="MT1">Kamil Sorokosz – Webinarium C++. Wstęp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line-break/></text:span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17M27S</meta:editing-duration>
    <meta:editing-cycles>13</meta:editing-cycles>
    <meta:generator>LibreOffice/3.5$Linux_X86_64 LibreOffice_project/350m1$Build-2</meta:generator>
    <dc:date>2016-01-27T23:55:00</dc:date>
    <dc:creator>Kamil Sorokosz</dc:creator>
    <meta:document-statistic meta:object-count="45"/>
  </office:meta>
</office:document-meta>
</file>